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448.02pt" svg:y="23.33pt">
            <draw:object draw:notify-on-update-of-ranges="Sheet1.A2:Sheet1.A13 Sheet1.E1:Sheet1.E1 Sheet1.E2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46.43pt" svg:y="281.54pt">
            <draw:object draw:notify-on-update-of-ranges="Sheet1.A20:Sheet1.A31 Sheet1.E20:Sheet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557" calcext:value-type="float">
            <text:p>557</text:p>
          </table:table-cell>
          <table:table-cell office:value-type="float" office:value="44.5" calcext:value-type="float">
            <text:p>44.5</text:p>
          </table:table-cell>
          <table:table-cell table:formula="of:=([.B2]*[.D2])/([.C2]-[.D2])" office:value-type="float" office:value="86.8292682926829" calcext:value-type="float">
            <text:p>86.82926829268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554" calcext:value-type="float">
            <text:p>554</text:p>
          </table:table-cell>
          <table:table-cell office:value-type="float" office:value="22.4" calcext:value-type="float">
            <text:p>22.4</text:p>
          </table:table-cell>
          <table:table-cell table:formula="of:=([.B3]*[.D3])/([.C3]-[.D3])" office:value-type="float" office:value="42.1369450714823" calcext:value-type="float">
            <text:p>42.13694507148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555" calcext:value-type="float">
            <text:p>555</text:p>
          </table:table-cell>
          <table:table-cell office:value-type="float" office:value="14.4" calcext:value-type="float">
            <text:p>14.4</text:p>
          </table:table-cell>
          <table:table-cell table:formula="of:=([.B4]*[.D4])/([.C4]-[.D4])" office:value-type="float" office:value="26.6370699223085" calcext:value-type="float">
            <text:p>26.63706992230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555" calcext:value-type="float">
            <text:p>555</text:p>
          </table:table-cell>
          <table:table-cell office:value-type="float" office:value="12.9" calcext:value-type="float">
            <text:p>12.9</text:p>
          </table:table-cell>
          <table:table-cell table:formula="of:=([.B5]*[.D5])/([.C5]-[.D5])" office:value-type="float" office:value="23.7963475373547" calcext:value-type="float">
            <text:p>23.79634753735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554" calcext:value-type="float">
            <text:p>554</text:p>
          </table:table-cell>
          <table:table-cell office:value-type="float" office:value="8.36" calcext:value-type="float">
            <text:p>8.36</text:p>
          </table:table-cell>
          <table:table-cell table:formula="of:=([.B6]*[.D6])/([.C6]-[.D6])" office:value-type="float" office:value="15.3214573711605" calcext:value-type="float">
            <text:p>15.32145737116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541" calcext:value-type="float">
            <text:p>541</text:p>
          </table:table-cell>
          <table:table-cell office:value-type="float" office:value="6.81" calcext:value-type="float">
            <text:p>6.81</text:p>
          </table:table-cell>
          <table:table-cell table:formula="of:=([.B7]*[.D7])/([.C7]-[.D7])" office:value-type="float" office:value="12.748273086355" calcext:value-type="float">
            <text:p>12.7482730863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float" office:value="8.81" calcext:value-type="float">
            <text:p>8.81</text:p>
          </table:table-cell>
          <table:table-cell table:formula="of:=([.B8]*[.D8])/([.C8]-[.D8])" office:value-type="float" office:value="16.2789408525656" calcext:value-type="float">
            <text:p>16.2789408525656</text:p>
          </table:table-cell>
        </table:table-row>
        <table:table-row table:style-name="ro1">
          <table:table-cell table:formula="of:=20*(2^7)" office:value-type="float" office:value="2560" calcext:value-type="float">
            <text:p>2560</text:p>
          </table:table-cell>
          <table:table-cell office:value-type="float" office:value="1000" calcext:value-type="float">
            <text:p>1000</text:p>
          </table:table-cell>
          <table:table-cell office:value-type="float" office:value="561" calcext:value-type="float">
            <text:p>561</text:p>
          </table:table-cell>
          <table:table-cell office:value-type="float" office:value="15.1" calcext:value-type="float">
            <text:p>15.1</text:p>
          </table:table-cell>
          <table:table-cell table:formula="of:=([.B9]*[.D9])/([.C9]-[.D9])" office:value-type="float" office:value="27.6607437259571" calcext:value-type="float">
            <text:p>27.6607437259571</text:p>
          </table:table-cell>
        </table:table-row>
        <table:table-row table:style-name="ro1">
          <table:table-cell table:formula="of:=20*(2^8)" office:value-type="float" office:value="5120" calcext:value-type="float">
            <text:p>5120</text:p>
          </table:table-cell>
          <table:table-cell office:value-type="float" office:value="1000" calcext:value-type="float">
            <text:p>1000</text:p>
          </table:table-cell>
          <table:table-cell office:value-type="float" office:value="548" calcext:value-type="float">
            <text:p>548</text:p>
          </table:table-cell>
          <table:table-cell office:value-type="float" office:value="8.04" calcext:value-type="float">
            <text:p>8.04</text:p>
          </table:table-cell>
          <table:table-cell table:formula="of:=([.B10]*[.D10])/([.C10]-[.D10])" office:value-type="float" office:value="14.8899918512482" calcext:value-type="float">
            <text:p>14.8899918512482</text:p>
          </table:table-cell>
        </table:table-row>
        <table:table-row table:style-name="ro1">
          <table:table-cell table:formula="of:=20*(2^9)" office:value-type="float" office:value="10240" calcext:value-type="float">
            <text:p>10240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office:value-type="float" office:value="4.24" calcext:value-type="float">
            <text:p>4.24</text:p>
          </table:table-cell>
          <table:table-cell table:formula="of:=([.B11]*[.D11])/([.C11]-[.D11])" office:value-type="float" office:value="7.81192423907436" calcext:value-type="float">
            <text:p>7.81192423907436</text:p>
          </table:table-cell>
        </table:table-row>
        <table:table-row table:style-name="ro1">
          <table:table-cell table:formula="of:=20*(2^10)" office:value-type="float" office:value="20480" calcext:value-type="float">
            <text:p>20480</text:p>
          </table:table-cell>
          <table:table-cell office:value-type="float" office:value="1000" calcext:value-type="float">
            <text:p>1000</text:p>
          </table:table-cell>
          <table:table-cell office:value-type="float" office:value="544" calcext:value-type="float">
            <text:p>544</text:p>
          </table:table-cell>
          <table:table-cell office:value-type="float" office:value="4.47" calcext:value-type="float">
            <text:p>4.47</text:p>
          </table:table-cell>
          <table:table-cell table:formula="of:=([.B12]*[.D12])/([.C12]-[.D12])" office:value-type="float" office:value="8.28498878653643" calcext:value-type="float">
            <text:p>8.28498878653643</text:p>
          </table:table-cell>
        </table:table-row>
        <table:table-row table:style-name="ro1">
          <table:table-cell table:formula="of:=20*(2^11)" office:value-type="float" office:value="40960" calcext:value-type="float">
            <text:p>40960</text:p>
          </table:table-cell>
          <table:table-cell office:value-type="float" office:value="1000" calcext:value-type="float">
            <text:p>1000</text:p>
          </table:table-cell>
          <table:table-cell office:value-type="float" office:value="539" calcext:value-type="float">
            <text:p>539</text:p>
          </table:table-cell>
          <table:table-cell office:value-type="float" office:value="6.45" calcext:value-type="float">
            <text:p>6.45</text:p>
          </table:table-cell>
          <table:table-cell table:formula="of:=([.B13]*[.D13])/([.C13]-[.D13])" office:value-type="float" office:value="12.1115388226458" calcext:value-type="float">
            <text:p>12.1115388226458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554" calcext:value-type="float">
            <text:p>554</text:p>
          </table:table-cell>
          <table:table-cell office:value-type="float" office:value="12.9" calcext:value-type="float">
            <text:p>12.9</text:p>
          </table:table-cell>
          <table:table-cell table:formula="of:=([.B20]*[.D20])/([.C20]-[.D20])" office:value-type="float" office:value="23.8403252633524" calcext:value-type="float">
            <text:p>23.84032526335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552" calcext:value-type="float">
            <text:p>552</text:p>
          </table:table-cell>
          <table:table-cell office:value-type="float" office:value="5.05" calcext:value-type="float">
            <text:p>5.05</text:p>
          </table:table-cell>
          <table:table-cell table:formula="of:=([.B21]*[.D21])/([.C21]-[.D21])" office:value-type="float" office:value="9.23301947161532" calcext:value-type="float">
            <text:p>9.233019471615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553" calcext:value-type="float">
            <text:p>553</text:p>
          </table:table-cell>
          <table:table-cell office:value-type="float" office:value="12.8" calcext:value-type="float">
            <text:p>12.8</text:p>
          </table:table-cell>
          <table:table-cell table:formula="of:=([.B22]*[.D22])/([.C22]-[.D22])" office:value-type="float" office:value="23.6949278045168" calcext:value-type="float">
            <text:p>23.69492780451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" calcext:value-type="float">
            <text:p>1000</text:p>
          </table:table-cell>
          <table:table-cell office:value-type="float" office:value="552" calcext:value-type="float">
            <text:p>552</text:p>
          </table:table-cell>
          <table:table-cell office:value-type="float" office:value="5.24" calcext:value-type="float">
            <text:p>5.24</text:p>
          </table:table-cell>
          <table:table-cell table:formula="of:=([.B23]*[.D23])/([.C23]-[.D23])" office:value-type="float" office:value="9.58372960714024" calcext:value-type="float">
            <text:p>9.583729607140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539" calcext:value-type="float">
            <text:p>539</text:p>
          </table:table-cell>
          <table:table-cell office:value-type="float" office:value="5.52" calcext:value-type="float">
            <text:p>5.52</text:p>
          </table:table-cell>
          <table:table-cell table:formula="of:=([.B24]*[.D24])/([.C24]-[.D24])" office:value-type="float" office:value="10.3471545325036" calcext:value-type="float">
            <text:p>10.347154532503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548" calcext:value-type="float">
            <text:p>548</text:p>
          </table:table-cell>
          <table:table-cell office:value-type="float" office:value="7.37" calcext:value-type="float">
            <text:p>7.37</text:p>
          </table:table-cell>
          <table:table-cell table:formula="of:=([.B25]*[.D25])/([.C25]-[.D25])" office:value-type="float" office:value="13.6322438636406" calcext:value-type="float">
            <text:p>13.632243863640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office:value-type="float" office:value="539" calcext:value-type="float">
            <text:p>539</text:p>
          </table:table-cell>
          <table:table-cell office:value-type="float" office:value="10.9" calcext:value-type="float">
            <text:p>10.9</text:p>
          </table:table-cell>
          <table:table-cell table:formula="of:=([.B26]*[.D26])/([.C26]-[.D26])" office:value-type="float" office:value="20.6400302972922" calcext:value-type="float">
            <text:p>20.6400302972922</text:p>
          </table:table-cell>
        </table:table-row>
        <table:table-row table:style-name="ro1">
          <table:table-cell table:formula="of:=20*(2^7)" office:value-type="float" office:value="2560" calcext:value-type="float">
            <text:p>2560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13.9" calcext:value-type="float">
            <text:p>13.9</text:p>
          </table:table-cell>
          <table:table-cell table:formula="of:=([.B27]*[.D27])/([.C27]-[.D27])" office:value-type="float" office:value="25.4532136971251" calcext:value-type="float">
            <text:p>25.4532136971251</text:p>
          </table:table-cell>
        </table:table-row>
        <table:table-row table:style-name="ro1">
          <table:table-cell table:formula="of:=20*(2^8)" office:value-type="float" office:value="5120" calcext:value-type="float">
            <text:p>5120</text:p>
          </table:table-cell>
          <table:table-cell office:value-type="float" office:value="1000" calcext:value-type="float">
            <text:p>1000</text:p>
          </table:table-cell>
          <table:table-cell office:value-type="float" office:value="546" calcext:value-type="float">
            <text:p>546</text:p>
          </table:table-cell>
          <table:table-cell office:value-type="float" office:value="8.03" calcext:value-type="float">
            <text:p>8.03</text:p>
          </table:table-cell>
          <table:table-cell table:formula="of:=([.B28]*[.D28])/([.C28]-[.D28])" office:value-type="float" office:value="14.9264828893804" calcext:value-type="float">
            <text:p>14.9264828893804</text:p>
          </table:table-cell>
        </table:table-row>
        <table:table-row table:style-name="ro1">
          <table:table-cell table:formula="of:=20*(2^9)" office:value-type="float" office:value="10240" calcext:value-type="float">
            <text:p>10240</text:p>
          </table:table-cell>
          <table:table-cell office:value-type="float" office:value="1000" calcext:value-type="float">
            <text:p>1000</text:p>
          </table:table-cell>
          <table:table-cell office:value-type="float" office:value="558" calcext:value-type="float">
            <text:p>558</text:p>
          </table:table-cell>
          <table:table-cell office:value-type="float" office:value="7.01" calcext:value-type="float">
            <text:p>7.01</text:p>
          </table:table-cell>
          <table:table-cell table:formula="of:=([.B29]*[.D29])/([.C29]-[.D29])" office:value-type="float" office:value="12.7225539483475" calcext:value-type="float">
            <text:p>12.7225539483475</text:p>
          </table:table-cell>
        </table:table-row>
        <table:table-row table:style-name="ro1">
          <table:table-cell table:formula="of:=20*(2^10)" office:value-type="float" office:value="20480" calcext:value-type="float">
            <text:p>20480</text:p>
          </table:table-cell>
          <table:table-cell office:value-type="float" office:value="1000" calcext:value-type="float">
            <text:p>1000</text:p>
          </table:table-cell>
          <table:table-cell office:value-type="float" office:value="543" calcext:value-type="float">
            <text:p>543</text:p>
          </table:table-cell>
          <table:table-cell office:value-type="float" office:value="9.24" calcext:value-type="float">
            <text:p>9.24</text:p>
          </table:table-cell>
          <table:table-cell table:formula="of:=([.B30]*[.D30])/([.C30]-[.D30])" office:value-type="float" office:value="17.3111510791367" calcext:value-type="float">
            <text:p>17.3111510791367</text:p>
          </table:table-cell>
        </table:table-row>
        <table:table-row table:style-name="ro1">
          <table:table-cell table:formula="of:=20*(2^11)" office:value-type="float" office:value="40960" calcext:value-type="float">
            <text:p>40960</text:p>
          </table:table-cell>
          <table:table-cell office:value-type="float" office:value="1000" calcext:value-type="float">
            <text:p>1000</text:p>
          </table:table-cell>
          <table:table-cell office:value-type="float" office:value="539" calcext:value-type="float">
            <text:p>539</text:p>
          </table:table-cell>
          <table:table-cell office:value-type="float" office:value="13.9" calcext:value-type="float">
            <text:p>13.9</text:p>
          </table:table-cell>
          <table:table-cell table:formula="of:=([.B31]*[.D31])/([.C31]-[.D31])" office:value-type="float" office:value="26.4711483526947" calcext:value-type="float">
            <text:p>26.4711483526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0:28:21.927845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1:46:23.559695427</meta:creation-date>
    <dc:date>2019-12-10T12:09:24.213956336</dc:date>
    <meta:editing-duration>PT22H57M57S</meta:editing-duration>
    <meta:editing-cycles>4</meta:editing-cycles>
    <meta:generator>LibreOffice/6.3.2.2$Linux_X86_64 LibreOffice_project/30$Build-2</meta:generator>
    <meta:document-statistic meta:table-count="1" meta:cell-count="12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77cm" svg:y="0.316cm" chart:style-name="ch2">
          <text:p>RCA PRO-LS20 Impedance</text:p>
        </chart:title>
        <chart:legend chart:legend-position="end" svg:x="14.231cm" svg:y="4.203cm" style:legend-expansion="high" chart:style-name="ch3"/>
        <chart:plot-area chart:style-name="ch4" table:cell-range-address="Sheet1.A2:Sheet1.A13 Sheet1.E1:Sheet1.E13" chart:data-source-has-labels="row" svg:x="1.33cm" svg:y="1.275cm" svg:width="12.582cm" svg:height="6.569cm">
          <chartooo:coordinate-region svg:x="1.951cm" svg:y="1.474cm" svg:width="11.218cm" svg:height="5.723cm"/>
          <chart:axis chart:dimension="x" chart:name="primary-x" chart:style-name="ch5">
            <chart:title svg:x="7.127cm" svg:y="8.024cm" chart:style-name="ch6">
              <text:p>F (Hz)</text:p>
            </chart:title>
          </chart:axis>
          <chart:axis chart:dimension="y" chart:name="primary-y" chart:style-name="ch7">
            <chart:title svg:x="0.451cm" svg:y="5.225cm" chart:style-name="ch8">
              <text:p>R (Ohm)</text:p>
            </chart:title>
            <chart:grid chart:style-name="ch9" chart:class="major"/>
          </chart:axis>
          <chart:series chart:style-name="ch10" chart:values-cell-range-address="Sheet1.E2:Sheet1.E13" chart:label-cell-address="Sheet1.E1:Sheet1.E1" chart:class="chart:scatter">
            <chart:domain table:cell-range-address="Sheet1.A2:Sheet1.A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3</svg:desc>
                </draw:g>
              </table:table-cell>
              <table:table-cell office:value-type="float" office:value="86.8292682926829">
                <text:p>86.8292682926829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42.1369450714823">
                <text:p>42.1369450714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6.6370699223085">
                <text:p>26.6370699223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23.7963475373547">
                <text:p>23.7963475373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15.3214573711605">
                <text:p>15.321457371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12.748273086355">
                <text:p>12.748273086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6.2789408525656">
                <text:p>16.2789408525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27.6607437259571">
                <text:p>27.6607437259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14.8899918512482">
                <text:p>14.88999185124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7.81192423907436">
                <text:p>7.81192423907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8.28498878653643">
                <text:p>8.28498878653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12.1115388226458">
                <text:p>12.1115388226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124cm" svg:y="0.316cm" chart:style-name="ch2">
          <text:p>Sony SS-LB-300 Impedance</text:p>
        </chart:title>
        <chart:legend chart:legend-position="end" svg:x="13.146cm" svg:y="4.204cm" style:legend-expansion="high" chart:style-name="ch3"/>
        <chart:plot-area chart:style-name="ch4" table:cell-range-address="Sheet1.A20:Sheet1.A31 Sheet1.E20:Sheet1.E31" svg:x="1.33cm" svg:y="1.275cm" svg:width="11.497cm" svg:height="6.57cm">
          <chartooo:coordinate-region svg:x="1.951cm" svg:y="1.474cm" svg:width="10.32cm" svg:height="5.724cm"/>
          <chart:axis chart:dimension="x" chart:name="primary-x" chart:style-name="ch5">
            <chart:title svg:x="6.584cm" svg:y="8.025cm" chart:style-name="ch6">
              <text:p>F (Hz)</text:p>
            </chart:title>
          </chart:axis>
          <chart:axis chart:dimension="y" chart:name="primary-y" chart:style-name="ch7">
            <chart:title svg:x="0.451cm" svg:y="5.226cm" chart:style-name="ch8">
              <text:p>R (Ohm)</text:p>
            </chart:title>
            <chart:grid chart:style-name="ch9" chart:class="major"/>
          </chart:axis>
          <chart:series chart:style-name="ch10" chart:values-cell-range-address="Sheet1.E20:Sheet1.E31" chart:class="chart:scatter">
            <chart:domain table:cell-range-address="Sheet1.A20:Sheet1.A31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0:Sheet1.A31</svg:desc>
                </draw:g>
              </table:table-cell>
              <table:table-cell office:value-type="float" office:value="23.8403252633524">
                <text:p>23.8403252633524</text:p>
                <draw:g>
                  <svg:desc>Sheet1.E20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9.23301947161532">
                <text:p>9.23301947161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3.6949278045168">
                <text:p>23.6949278045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9.58372960714024">
                <text:p>9.5837296071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10.3471545325036">
                <text:p>10.3471545325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13.6322438636406">
                <text:p>13.6322438636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20.6400302972922">
                <text:p>20.640030297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25.4532136971251">
                <text:p>25.4532136971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14.9264828893804">
                <text:p>14.9264828893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12.7225539483475">
                <text:p>12.7225539483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17.3111510791367">
                <text:p>17.3111510791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26.4711483526947">
                <text:p>26.4711483526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